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officeooo:paragraph-rsid="0015031c"/>
    </style:style>
    <style:style style:name="P4" style:family="paragraph" style:parent-style-name="Standard">
      <style:text-properties fo:font-weight="bold" officeooo:rsid="0015031c" officeooo:paragraph-rsid="0015031c" style:font-weight-asian="bold" style:font-weight-complex="bold"/>
    </style:style>
    <style:style style:name="P5" style:family="paragraph" style:parent-style-name="Standard">
      <style:text-properties officeooo:rsid="0015031c" officeooo:paragraph-rsid="0015031c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15031c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15031c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officeooo:paragraph-rsid="0015031c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ext_20_body">
      <style:text-properties officeooo:paragraph-rsid="0015031c"/>
    </style:style>
    <style:style style:name="P13" style:family="paragraph" style:parent-style-name="Text_20_body">
      <style:text-properties officeooo:paragraph-rsid="00156886"/>
    </style:style>
    <style:style style:name="T1" style:family="text">
      <style:text-properties officeooo:rsid="0015031c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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coles Municipals curs 2024 - 2025</text:h>
      <text:p text:style-name="P2"/>
      <text:p text:style-name="Standard"/>
      <text:p text:style-name="Standard">PREINSCRIPCIONS PER AL CURS 20<text:span text:style-name="T1">2</text:span>4-20<text:span text:style-name="T1">2</text:span>5</text:p>
      <text:p text:style-name="Standard"/>
      <text:p text:style-name="Standard"/>
      <text:p text:style-name="Standard">Feim públic que s'obre el termini de preinscripció de l'acadèmia de música Clau de Fa per al curs 20<text:span text:style-name="T1">2</text:span>4-20<text:span text:style-name="T1">2</text:span>5.</text:p>
      <text:p text:style-name="Standard"/>
      <text:p text:style-name="Standard"/>
      <text:p text:style-name="Standard">Termini d'inscripció: de l'1 al 10 de setembre, ambdós dies inclosos.</text:p>
      <text:p text:style-name="Standard"/>
      <text:p text:style-name="Standard"/>
      <text:p text:style-name="P3">Informació:</text:p>
      <text:p text:style-name="P3"><text:span text:style-name="Strong_20_Emphasis">Direcció:</text:span> Claustre del Carme, 5. 1r pis </text:p>
      <text:p text:style-name="P3"><text:span text:style-name="Strong_20_Emphasis">Codi postal:</text:span> 07701 - Maó (Menorca) </text:p>
      <text:p text:style-name="P3"><text:span text:style-name="Strong_20_Emphasis">Tel.</text:span> 971 36 20 21 </text:p>
      <text:p text:style-name="P3"><text:span text:style-name="Strong_20_Emphasis">a/e:</text:span> escoles_municipals@ajmao.org </text:p>
      <text:p text:style-name="Standard"/>
      <text:p text:style-name="Standard"/>
      <text:p text:style-name="P4">Horari de les diferents assignatures:</text:p>
      <text:p text:style-name="P5"/>
      <text:p text:style-name="P6">2 classes setmanals de 45 min. per als petits de 6 i 7 anys</text:p>
      <text:p text:style-name="P6">2 classes setmanals d’1 hora per a l’alumnat d’entre 8 i 14 anys</text:p>
      <text:p text:style-name="P6"><text:span text:style-name="T1">1</text:span> classe setmanal d’1 hora i mitja per a adults.  </text:p>
      <text:p text:style-name="P7">1 classe setmanal de 45 min. en grup, per a infants de 5 anys </text:p>
      <text:p text:style-name="P7">1 classe setmanal d'1 hora, en grup. </text:p>
      <text:p text:style-name="P6">1 classe de 45 min. a la setmana. <text:span text:style-name="T1">C</text:span>lasses individuals per a adults i joves a partir dels 9 anys. </text:p>
      <text:p text:style-name="P6">Per a l'alumnat de 7 i 8 anys, les classes es fan en grups de 2 alumnes per classe.<text:line-break/> </text:p>
      <text:p text:style-name="P6"><text:span text:style-name="Strong_20_Emphasis">Aula de Conjunt Instrumental</text:span>: 1 classe setmanal d'1 hora</text:p>
      <text:p text:style-name="P6"><text:span text:style-name="Strong_20_Emphasis">COMBO de Música Moderna</text:span>: Una classe setmanal d'1 hora. <text:span text:style-name="T2">Per a persones a partir de 12 anys</text:span></text:p>
      <text:list text:style-name="L1">
        <text:list-header>
          <text:p text:style-name="P8"><text:span text:style-name="Strong_20_Emphasis">Taller de guitarres</text:span>: 1 classe setmanal d'1 hora, per gaudir de tocar la guitarra en grup. <text:span text:style-name="T2">Per a persones a partir de 14 anys</text:span></text:p>
          <text:p text:style-name="P8"><text:span text:style-name="Strong_20_Emphasis">Grup de Batucada/Percussió llatina</text:span>: 1 classe setmanal d'1 hora, per passar-s'ho bé aprenent a tocar en grup els instruments de percussió.<text:span text:style-name="T2">Per a persones de qualsevol edat a partir de 12 anys</text:span></text:p>
          <text:p text:style-name="P9"><text:span text:style-name="Strong_20_Emphasis">Cor de gòspel</text:span>: 1 classe setmanal d'1 hora, per gaudir de cantar la música moderna en cor. Impartida per Elsa Perches i Lore Arantzamendi. <text:span text:style-name="T2">(Per a persones a partir de 13 anys)</text:span> </text:p>
          <text:p text:style-name="P8"><text:span text:style-name="Strong_20_Emphasis">Coral infantil</text:span>: 1 classe setmanal d'1 hora. Impartida per Montse Mercadal. <text:span text:style-name="T2">(Per a l'alumnat de 8 a 14 anys.)</text:span> </text:p>
          <text:p text:style-name="P10"><text:span text:style-name="Strong_20_Emphasis">Classes d’iniciació d’instruments</text:span>: Cursets d'iniciació als instruments de vent i corda, de 30 minuts setmanals, durant un trimestre cada un. <text:span text:style-name="T2">(Per a l'alumnat de 7 a 16 anys).</text:span>La inscripció es farà en l'oficina de les Escoles, una setmana abans del començament cada trimestre. </text:p>
          <text:p text:style-name="P10"><text:soft-page-break/></text:p>
        </text:list-header>
      </text:list>
      <text:p text:style-name="P11"><text:span text:style-name="Strong_20_Emphasis">CERÀMICA</text:span></text:p>
      <text:p text:style-name="P12"><text:span text:style-name="Strong_20_Emphasis">Classes col·lectives per a adults.</text:span> 4 hores setmanals, repartides dimarts i dijous 3 grups, a les 15.30, a les 17.30 o a les 19.30 h. </text:p>
      <text:p text:style-name="P12"><text:span text:style-name="Strong_20_Emphasis">Classes col·lectives per a joves de 8 a 14 anys.</text:span>1 classe setmanal de 2 hores, els divendres, de 18.00 a 20.00 h. </text:p>
      <text:p text:style-name="Text_20_body">  </text:p>
      <text:p text:style-name="P11"><text:span text:style-name="Strong_20_Emphasis">PINTURA</text:span></text:p>
      <text:p text:style-name="P13">A càrrec de Dani Seguí:</text:p>
      <text:p text:style-name="P13"><text:span text:style-name="Strong_20_Emphasis">Classes col·lectives per a adults. </text:span>4 hores setmanals, repartides en 2 dies: dimarts i dijous, en 2 grups, a les 17.00 o a les 19.00 h. </text:p>
      <text:p text:style-name="P13"><text:span text:style-name="Strong_20_Emphasis">Classes col·lectives per a joves de 8 a 14 anys. </text:span>1 classe setmanal de 90 minuts, els dimecres, en 2 grups, a les 16.30 o a les 18.15 h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10:46.794449472</meta:creation-date>
    <dc:date>2024-11-19T08:23:40.689076190</dc:date>
    <meta:editing-duration>PT12M55S</meta:editing-duration>
    <meta:editing-cycles>2</meta:editing-cycles>
    <meta:generator>LibreOffice/24.8.3.2$Linux_X86_64 LibreOffice_project/e14c9fdd1f585efcbb2c5363087a99d20928d522</meta:generator>
    <meta:document-statistic meta:table-count="0" meta:image-count="0" meta:object-count="0" meta:page-count="2" meta:paragraph-count="33" meta:word-count="454" meta:character-count="2456" meta:non-whitespace-character-count="2020"/>
  </office:meta>
</office:document-meta>
</file>